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, Aptos_EmbeddedFont, Aptos_MSFontService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6a215" officeooo:paragraph-rsid="0006a215"/>
    </style:style>
    <style:style style:name="P2" style:family="paragraph" style:parent-style-name="Heading_20_1">
      <style:text-properties fo:font-variant="normal" fo:text-transform="none" style:font-name="Aptos" fo:font-size="12pt" fo:language="en" fo:country="US" fo:font-style="normal" fo:font-weight="bold" officeooo:rsid="0006a215" officeooo:paragraph-rsid="0006a215" style:font-size-asian="14pt" style:font-weight-asian="bold" style:font-size-complex="14pt" style:font-weight-complex="bold"/>
    </style:style>
    <style:style style:name="P3" style:family="paragraph" style:parent-style-name="Heading_20_1">
      <style:text-properties officeooo:rsid="000b40f9" officeooo:paragraph-rsid="000b40f9"/>
    </style:style>
    <style:style style:name="P4" style:family="paragraph" style:parent-style-name="Heading_20_1">
      <style:text-properties officeooo:rsid="000d055f" officeooo:paragraph-rsid="000d055f"/>
    </style:style>
    <style:style style:name="P5" style:family="paragraph" style:parent-style-name="Heading_20_1">
      <style:text-properties officeooo:rsid="000d7805" officeooo:paragraph-rsid="000d7805"/>
    </style:style>
    <style:style style:name="P6" style:family="paragraph" style:parent-style-name="Heading_20_4">
      <style:text-properties officeooo:rsid="0006a215" officeooo:paragraph-rsid="0006a215"/>
    </style:style>
    <style:style style:name="P7" style:family="paragraph" style:parent-style-name="Preformatted_20_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8" style:family="paragraph" style:parent-style-name="Preformatted_20_Text">
      <style:text-properties style:font-name="Liberation Mono" fo:font-size="10pt" fo:font-weight="normal" officeooo:rsid="000b40f9" officeooo:paragraph-rsid="000b40f9" style:font-name-asian="Noto Sans Mono CJK SC" style:font-size-asian="8.75pt" style:font-weight-asian="normal" style:font-name-complex="Liberation Mono" style:font-size-complex="10pt" style:font-weight-complex="normal"/>
    </style:style>
    <style:style style:name="P9" style:family="paragraph" style:parent-style-name="Preformatted_20_Text">
      <style:text-properties style:font-name="Liberation Mono" fo:font-size="12pt" fo:font-weight="bold" officeooo:rsid="000b40f9" officeooo:paragraph-rsid="000b40f9" style:font-name-asian="Noto Sans Mono CJK SC" style:font-size-asian="12pt" style:font-weight-asian="bold" style:font-name-complex="Liberation Mono" style:font-size-complex="12pt" style:font-weight-complex="bold"/>
    </style:style>
    <style:style style:name="P10" style:family="paragraph" style:parent-style-name="Preformatted_20_Text">
      <style:text-properties style:font-name="Liberation Mono" fo:font-size="12pt" fo:font-weight="bold" officeooo:rsid="000b40f9" officeooo:paragraph-rsid="000b40f9" style:font-name-asian="Noto Sans Mono CJK SC" style:font-size-asian="10.5pt" style:font-weight-asian="bold" style:font-name-complex="Liberation Mono" style:font-size-complex="12pt" style:font-weight-complex="bold"/>
    </style:style>
    <style:style style:name="P11" style:family="paragraph" style:parent-style-name="Preformatted_20_Text">
      <style:text-properties officeooo:rsid="000b40f9" officeooo:paragraph-rsid="000b40f9"/>
    </style:style>
    <style:style style:name="P12" style:family="paragraph" style:parent-style-name="Preformatted_20_Text">
      <style:text-properties fo:font-size="12pt" fo:font-weight="bold" officeooo:rsid="000b40f9" officeooo:paragraph-rsid="000b40f9" style:font-size-asian="12pt" style:font-weight-asian="bold" style:font-size-complex="12pt" style:font-weight-complex="bold"/>
    </style:style>
    <style:style style:name="P13" style:family="paragraph" style:parent-style-name="Preformatted_20_Text">
      <style:text-properties fo:font-size="12pt" fo:font-weight="bold" officeooo:rsid="000d7805" officeooo:paragraph-rsid="000d7805" style:font-size-asian="12pt" style:font-weight-asian="bold" style:font-size-complex="12pt" style:font-weight-complex="bold"/>
    </style:style>
    <style:style style:name="P14" style:family="paragraph" style:parent-style-name="Preformatted_20_Text">
      <style:text-properties fo:font-size="12pt" fo:font-weight="bold" officeooo:rsid="000d055f" officeooo:paragraph-rsid="000d055f" style:font-size-asian="12pt" style:font-weight-asian="bold" style:font-size-complex="12pt" style:font-weight-complex="bold"/>
    </style:style>
    <style:style style:name="P15" style:family="paragraph" style:parent-style-name="Preformatted_20_Text">
      <style:text-properties officeooo:rsid="000d055f" officeooo:paragraph-rsid="000d055f"/>
    </style:style>
    <style:style style:name="P16" style:family="paragraph" style:parent-style-name="Preformatted_20_Text">
      <style:text-properties officeooo:rsid="000d7805" officeooo:paragraph-rsid="000d7805"/>
    </style:style>
    <style:style style:name="P17" style:family="paragraph" style:parent-style-name="Preformatted_20_Text">
      <style:text-properties fo:font-size="13pt" fo:font-weight="bold" officeooo:rsid="000d7805" officeooo:paragraph-rsid="000d7805" style:font-size-asian="13pt" style:font-weight-asian="bold" style:font-size-complex="13pt" style:font-weight-complex="bold"/>
    </style:style>
    <style:style style:name="P18" style:family="paragraph" style:parent-style-name="Quotations">
      <style:text-properties officeooo:rsid="0006a215" officeooo:paragraph-rsid="0006a215"/>
    </style:style>
    <style:style style:name="P19" style:family="paragraph" style:parent-style-name="Quotations">
      <style:text-properties officeooo:rsid="000b40f9" officeooo:paragraph-rsid="000b40f9"/>
    </style:style>
    <style:style style:name="P20" style:family="paragraph" style:parent-style-name="Subtitle">
      <style:text-properties officeooo:rsid="0006a215" officeooo:paragraph-rsid="0006a215"/>
    </style:style>
    <style:style style:name="P21" style:family="paragraph" style:parent-style-name="Text_20_body">
      <style:text-properties officeooo:rsid="0006a215" officeooo:paragraph-rsid="0006a215"/>
    </style:style>
    <style:style style:name="P22" style:family="paragraph" style:parent-style-name="Text_20_body">
      <style:text-properties officeooo:paragraph-rsid="0006a215"/>
    </style:style>
    <style:style style:name="P23" style:family="paragraph" style:parent-style-name="Text_20_body">
      <loext:graphic-properties draw:fill="none" draw:fill-color="#ffffff"/>
      <style:paragraph-properties fo:margin-left="0cm" fo:margin-right="0cm" fo:margin-top="0cm" fo:margin-bottom="0.265cm" style:contextual-spacing="false" style:line-height-at-least="0.582cm" fo:text-align="start" style:justify-single-word="false" fo:text-indent="0cm" style:auto-text-indent="false" fo:background-color="transparent" fo:padding="0cm" fo:border="none"/>
      <style:text-properties fo:font-variant="normal" fo:text-transform="none" fo:font-style="normal" fo:font-weight="normal" officeooo:paragraph-rsid="0006a215"/>
    </style:style>
    <style:style style:name="P24" style:family="paragraph" style:parent-style-name="Text_20_body">
      <loext:graphic-properties draw:fill="none" draw:fill-color="#ffffff"/>
      <style:paragraph-properties fo:margin-left="0cm" fo:margin-right="0cm" fo:margin-top="0cm" fo:margin-bottom="0.265cm" style:contextual-spacing="false" style:line-height-at-least="0.582cm" fo:text-align="start" style:justify-single-word="false" fo:text-indent="0cm" style:auto-text-indent="false" fo:background-color="transparent" fo:padding="0cm" fo:border="none"/>
      <style:text-properties fo:font-variant="normal" fo:text-transform="none" officeooo:paragraph-rsid="0006a215"/>
    </style:style>
    <style:style style:name="P25" style:family="paragraph" style:parent-style-name="Text_20_body">
      <loext:graphic-properties draw:fill="none" draw:fill-color="#ffffff"/>
      <style:paragraph-properties fo:margin-left="0cm" fo:margin-right="0cm" fo:margin-top="0cm" fo:margin-bottom="0.265cm" style:contextual-spacing="false" style:line-height-at-least="0.582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" fo:font-size="12pt" fo:language="en" fo:country="US" fo:font-style="normal" fo:font-weight="bold" officeooo:rsid="0006a215" officeooo:paragraph-rsid="0006a215" style:font-size-asian="14pt" style:font-weight-asian="bold" style:font-size-complex="14pt" style:font-weight-complex="bold"/>
    </style:style>
    <style:style style:name="P26" style:family="paragraph" style:parent-style-name="Text_20_body">
      <loext:graphic-properties draw:fill="none" draw:fill-color="#ffffff"/>
      <style:paragraph-properties fo:margin-left="0cm" fo:margin-right="0cm" fo:margin-top="0cm" fo:margin-bottom="0.265cm" style:contextual-spacing="false" style:line-height-at-least="0.582cm" fo:text-align="start" style:justify-single-word="false" fo:text-indent="0cm" style:auto-text-indent="false" fo:background-color="transparent" fo:padding="0cm" fo:border="none"/>
      <style:text-properties fo:font-variant="normal" fo:text-transform="none" style:font-name="Aptos" fo:font-size="12pt" fo:language="en" fo:country="US" fo:font-style="normal" fo:font-weight="bold" officeooo:rsid="0006a215" officeooo:paragraph-rsid="0006a215" style:font-name-asian="Noto Sans CJK SC" style:font-size-asian="14pt" style:font-weight-asian="bold" style:font-name-complex="Lohit Devanagari1" style:font-size-complex="14pt" style:font-weight-complex="bold"/>
    </style:style>
    <style:style style:name="P27" style:family="paragraph" style:parent-style-name="Text_20_body">
      <loext:graphic-properties draw:fill="none" draw:fill-color="#ffffff"/>
      <style:paragraph-properties fo:margin-left="0cm" fo:margin-right="0cm" fo:margin-top="0cm" fo:margin-bottom="0.265cm" style:contextual-spacing="false" style:line-height-at-least="0.582cm" fo:text-align="start" style:justify-single-word="false" fo:text-indent="0cm" style:auto-text-indent="false" fo:background-color="transparent" fo:padding="0cm" fo:border="none"/>
      <style:text-properties fo:font-variant="normal" fo:text-transform="none" style:font-name="Liberation Mono" fo:font-size="10pt" fo:font-style="normal" fo:font-weight="normal" officeooo:rsid="0006a215" officeooo:paragraph-rsid="0006a215" style:font-name-asian="Noto Sans Mono CJK SC" style:font-size-asian="10pt" style:font-name-complex="Liberation Mono" style:font-size-complex="10pt"/>
    </style:style>
    <style:style style:name="P28" style:family="paragraph" style:parent-style-name="Text_20_body">
      <loext:graphic-properties draw:fill="none" draw:fill-color="#ffffff"/>
      <style:paragraph-properties fo:margin-left="0cm" fo:margin-right="0cm" fo:margin-top="0cm" fo:margin-bottom="0.265cm" style:contextual-spacing="false" style:line-height-at-least="0.582cm" fo:text-align="start" style:justify-single-word="false" fo:text-indent="0cm" style:auto-text-indent="false" fo:background-color="transparent" fo:padding="0cm" fo:border="none"/>
      <style:text-properties fo:font-variant="normal" fo:text-transform="none" style:font-name="Liberation Mono" fo:font-size="10pt" fo:language="en" fo:country="US" fo:font-style="normal" fo:font-weight="normal" officeooo:rsid="0006a215" officeooo:paragraph-rsid="0006a215" style:font-name-asian="Noto Sans Mono CJK SC" style:font-size-asian="10pt" style:font-name-complex="Liberation Mono" style:font-size-complex="10pt"/>
    </style:style>
    <style:style style:name="P29" style:family="paragraph" style:parent-style-name="Text_20_body">
      <style:text-properties fo:font-variant="normal" fo:text-transform="none" style:font-name="Liberation Mono" fo:font-size="10pt" fo:language="en" fo:country="US" fo:font-style="normal" fo:font-weight="normal" officeooo:rsid="0006a215" officeooo:paragraph-rsid="0006a215" style:font-name-asian="Noto Sans Mono CJK SC" style:font-size-asian="10pt" style:font-weight-asian="bold" style:font-name-complex="Liberation Mono" style:font-size-complex="10pt" style:font-weight-complex="bold"/>
    </style:style>
    <style:style style:name="P30" style:family="paragraph" style:parent-style-name="Text_20_body">
      <style:text-properties fo:font-variant="normal" fo:text-transform="none" style:font-name="Liberation Mono" fo:font-size="10pt" fo:language="en" fo:country="US" fo:font-style="normal" fo:font-weight="normal" officeooo:rsid="0006a215" officeooo:paragraph-rsid="00085dcf" style:font-name-asian="Noto Sans Mono CJK SC" style:font-size-asian="10pt" style:font-weight-asian="bold" style:font-name-complex="Liberation Mono" style:font-size-complex="10pt" style:font-weight-complex="bold"/>
    </style:style>
    <style:style style:name="P31" style:family="paragraph" style:parent-style-name="Text_20_body">
      <style:text-properties fo:font-weight="bold" officeooo:rsid="0006a215" officeooo:paragraph-rsid="0006a215" style:font-weight-asian="bold" style:font-weight-complex="bold"/>
    </style:style>
    <style:style style:name="P32" style:family="paragraph" style:parent-style-name="Text_20_body">
      <style:text-properties fo:font-weight="bold" officeooo:rsid="00085dcf" officeooo:paragraph-rsid="00085dcf" style:font-weight-asian="bold" style:font-weight-complex="bold"/>
    </style:style>
    <style:style style:name="P33" style:family="paragraph" style:parent-style-name="Text_20_body">
      <style:text-properties fo:font-weight="bold" officeooo:rsid="000b40f9" officeooo:paragraph-rsid="000b40f9" style:font-weight-asian="bold" style:font-weight-complex="bold"/>
    </style:style>
    <style:style style:name="P34" style:family="paragraph" style:parent-style-name="Text_20_body">
      <style:text-properties officeooo:paragraph-rsid="000d7805"/>
    </style:style>
    <style:style style:name="P35" style:family="paragraph" style:parent-style-name="Title">
      <style:text-properties officeooo:rsid="0006a215" officeooo:paragraph-rsid="0006a215"/>
    </style:style>
    <style:style style:name="T1" style:family="text">
      <style:text-properties officeooo:rsid="0006a215"/>
    </style:style>
    <style:style style:name="T2" style:family="text">
      <style:text-properties style:font-name="Aptos" fo:font-size="12pt" fo:language="en" fo:country="US" fo:font-weight="bold"/>
    </style:style>
    <style:style style:name="T3" style:family="text">
      <style:text-properties style:font-name="Aptos" fo:font-size="12pt" fo:language="en" fo:country="US" fo:font-weight="bold" officeooo:rsid="0006a215"/>
    </style:style>
    <style:style style:name="T4" style:family="text">
      <style:text-properties fo:language="en" fo:country="US"/>
    </style:style>
    <style:style style:name="T5" style:family="text">
      <style:text-properties fo:font-variant="normal" fo:text-transform="none" style:font-name="Aptos" fo:font-size="12pt" fo:language="en" fo:country="US" fo:font-style="normal" fo:font-weight="normal" officeooo:rsid="0006a215"/>
    </style:style>
    <style:style style:name="T6" style:family="text">
      <style:text-properties fo:font-variant="normal" fo:text-transform="none" fo:font-style="normal" fo:font-weight="normal" officeooo:rsid="0006a215"/>
    </style:style>
    <style:style style:name="T7" style:family="text">
      <style:text-properties fo:font-variant="normal" fo:text-transform="none" fo:language="en" fo:country="US" fo:font-style="normal" fo:font-weight="normal" officeooo:rsid="0006a215"/>
    </style:style>
    <style:style style:name="T8" style:family="text">
      <style:text-properties officeooo:rsid="00085dcf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BDA Lab Codes</text:p>
      <text:p text:style-name="Subtitle">Name: <text:span text:style-name="T1">Harsh Der</text:span></text:p>
      <text:p text:style-name="P20">Reg. no.: 210968044</text:p>
      <text:p text:style-name="P21"/>
      <text:h text:style-name="P3" text:outline-level="1">Week 4</text:h>
      <text:p text:style-name="P33">1.</text:p>
      <text:p text:style-name="Preformatted_20_Text">A = LOAD './044/w41.txt' USING PigStorage(',') AS (name:chararray,value:int);</text:p>
      <text:p text:style-name="Preformatted_20_Text"/>
      <text:p text:style-name="Preformatted_20_Text">B = FILTER A BY value &gt; 10;</text:p>
      <text:p text:style-name="Preformatted_20_Text"/>
      <text:p text:style-name="Preformatted_20_Text">STORE B INTO 'output_w41' USING PigStorage(',');</text:p>
      <text:p text:style-name="P12">Output</text:p>
      <text:p text:style-name="P11">John,12</text:p>
      <text:p text:style-name="P11">Jane,15</text:p>
      <text:p text:style-name="P9">2.</text:p>
      <text:p text:style-name="P11">lines = LOAD 'w4q2.txt' USING TextLoader() AS (line:chararray);</text:p>
      <text:p text:style-name="P11"/>
      <text:p text:style-name="P11">words = FOREACH lines GENERATE FLATTEN(TOKENIZE(line)) AS word;</text:p>
      <text:p text:style-name="P11"/>
      <text:p text:style-name="P11">grouped_words = GROUP words BY word;</text:p>
      <text:p text:style-name="P11"/>
      <text:p text:style-name="P11">word_counts = FOREACH grouped_words GENERATE group AS word, COUNT(words) AS count;</text:p>
      <text:p text:style-name="P11"/>
      <text:p text:style-name="P11">STORE word_counts INTO 'outputw4q2' USING PigStorage(',');</text:p>
      <text:p text:style-name="P12">Output</text:p>
      <text:p text:style-name="P11">pig,1</text:p>
      <text:p text:style-name="P11">hello,2</text:p>
      <text:p text:style-name="P11">world,2</text:p>
      <text:p text:style-name="P11">goodbye,1</text:p>
      <text:p text:style-name="P9">3.</text:p>
      <text:p text:style-name="P8">-- Load ratings data</text:p>
      <text:p text:style-name="P8">ratings = LOAD 'ratings.data' USING PigStorage('\t') AS (userId:int, movieId:int, rating:int, timestamp:long);</text:p>
      <text:p text:style-name="P8"/>
      <text:p text:style-name="P8">-- Load movies data</text:p>
      <text:p text:style-name="P8">movies = LOAD 'movies.item' USING PigStorage('|') AS (movieId:int, movieTitle:chararray, date:chararray, link:chararray);</text:p>
      <text:p text:style-name="P8"/>
      <text:p text:style-name="P8">-- Group ratings by movieId and count them</text:p>
      <text:p text:style-name="P8">grouped_ratings = GROUP ratings BY movieId;</text:p>
      <text:p text:style-name="P8">ratings_count = FOREACH grouped_ratings GENERATE group AS movieId, COUNT(ratings) AS count;</text:p>
      <text:p text:style-name="P8"/>
      <text:p text:style-name="P8">-- Join the ratings count with movies to get movie titles</text:p>
      <text:p text:style-name="P8">ratings_with_titles = JOIN ratings_count BY movieId, movies BY movieId;</text:p>
      <text:p text:style-name="P8"/>
      <text:p text:style-name="P8">-- Project the movie title and its count, ensuring correct field projection</text:p>
      <text:p text:style-name="P8">final_output = FOREACH ratings_with_titles GENERATE movies::movieTitle AS movieTitle, ratings_count::count AS count;</text:p>
      <text:p text:style-name="P8"/>
      <text:p text:style-name="P8">-- Order by count descending to get most popular movies at the top</text:p>
      <text:p text:style-name="P8"><text:soft-page-break/>ordered_movies = ORDER final_output BY count DESC;</text:p>
      <text:p text:style-name="P8"/>
      <text:p text:style-name="P8">-- Limit to get the top 1 most popular movie</text:p>
      <text:p text:style-name="P8">most_popular_movie = LIMIT ordered_movies 1;</text:p>
      <text:p text:style-name="P8"/>
      <text:p text:style-name="P8">-- Output the result</text:p>
      <text:p text:style-name="P8">STORE most_popular_movie INTO 'most_popular_movie' USING PigStorage(',');</text:p>
      <text:p text:style-name="P8">STORE final_output INTO 'output_with_titles' USING PigStorage(',');</text:p>
      <text:p text:style-name="P10">Output</text:p>
      <text:p text:style-name="P19">output_with_titles</text:p>
      <text:p text:style-name="P8">Toy Story (1995),452</text:p>
      <text:p text:style-name="P8">GoldenEye (1995),131</text:p>
      <text:p text:style-name="P8">Four Rooms (1995),90</text:p>
      <text:p text:style-name="P8">Get Shorty (1995),209</text:p>
      <text:p text:style-name="P8">Copycat (1995),86</text:p>
      <text:p text:style-name="P8">Shanghai Triad (Yao a yao yao dao waipo qiao) (1995),26</text:p>
      <text:p text:style-name="P8">Twelve Monkeys (1995),392</text:p>
      <text:p text:style-name="P8"/>
      <text:p text:style-name="P19">most_popular_movie</text:p>
      <text:p text:style-name="Preformatted_20_Text">Star Wars (1977),584</text:p>
      <text:h text:style-name="P4" text:outline-level="1">Week 5</text:h>
      <text:p text:style-name="P14">1.</text:p>
      <text:p text:style-name="P15">from pyspark.sql import SparkSession</text:p>
      <text:p text:style-name="P15"/>
      <text:p text:style-name="P15">spark = SparkSession.builder.appName("WordCount").getOrCreate()</text:p>
      <text:p text:style-name="P15"/>
      <text:p text:style-name="P15">textfile = spark.read.text("input5_1.txt").rdd</text:p>
      <text:p text:style-name="P15"/>
      <text:p text:style-name="P15">wordCounts = textfile.flatMap(lambda line:line.value.split(" ")).map(lambda word:(word,1)).reduceByKey(lambda a,b:a+b)</text:p>
      <text:p text:style-name="P15"/>
      <text:p text:style-name="P15">wordCounts.saveAsTextFile("output")</text:p>
      <text:p text:style-name="P15"/>
      <text:p text:style-name="P15">spark.stop()</text:p>
      <text:p text:style-name="P14">Output</text:p>
      <text:p text:style-name="P15">('This', 2)</text:p>
      <text:p text:style-name="P15">('is', 2)</text:p>
      <text:p text:style-name="P15">('week', 2)</text:p>
      <text:p text:style-name="P15">('5', 2)</text:p>
      <text:p text:style-name="P15">('excerise', 1)</text:p>
      <text:p text:style-name="P15">('input', 1)</text:p>
      <text:p text:style-name="P15">('content.', 1)</text:p>
      <text:p text:style-name="P15">('The', 1)</text:p>
      <text:p text:style-name="P15">('consist', 1)</text:p>
      <text:p text:style-name="P15">('of', 1)</text:p>
      <text:p text:style-name="P15">('spark', 2)</text:p>
      <text:p text:style-name="P15">('commands', 1)</text:p>
      <text:p text:style-name="P15">('and', 1)</text:p>
      <text:p text:style-name="P15">('using', 2)</text:p>
      <text:p text:style-name="P15">('it', 1)</text:p>
      <text:p text:style-name="P15">('to', 1)</text:p>
      <text:p text:style-name="P15">('perform', 1)</text:p>
      <text:p text:style-name="P15">('word', 2)</text:p>
      <text:p text:style-name="P15">('count.', 2)</text:p>
      <text:p text:style-name="P15">('exercise', 1)</text:p>
      <text:p text:style-name="P15">('for', 1)</text:p>
      <text:p text:style-name="P14">2.</text:p>
      <text:p text:style-name="P15">from pyspark.sql import SparkSession</text:p>
      <text:p text:style-name="P15"><text:soft-page-break/><text:s/></text:p>
      <text:p text:style-name="P15">spark = SparkSession.builder.appName("TransformEmployeeRecordsFromFile").getOrCreate()</text:p>
      <text:p text:style-name="P15"><text:s/></text:p>
      <text:p text:style-name="P15"># Load data from a TSV file</text:p>
      <text:p text:style-name="P15">employeeRDD = spark.sparkContext.textFile("input5_2.txt")</text:p>
      <text:p text:style-name="P15">transformedRDD = employeeRDD.map(lambda line: line.split("\t")) \</text:p>
      <text:p text:style-name="P15"><text:s text:c="28"/>.map(lambda x: (x[0], int(x[1]) * 2, int(x[2])))</text:p>
      <text:p text:style-name="P15"><text:s/></text:p>
      <text:p text:style-name="P15">transformedRDD.saveAsTextFile("transformed_employees")</text:p>
      <text:p text:style-name="P15">spark.stop()</text:p>
      <text:p text:style-name="P14">Output</text:p>
      <text:p text:style-name="P15">('John', 52, 30000)</text:p>
      <text:p text:style-name="P15">('Jack', 80, 80000)</text:p>
      <text:p text:style-name="P15">('Joshi', 50, 35000)</text:p>
      <text:p text:style-name="P15">('Jash', 70, 75000)</text:p>
      <text:p text:style-name="P15">('Yash', 80, 60000)</text:p>
      <text:p text:style-name="P15">('Smith', 40, 24000)</text:p>
      <text:p text:style-name="P15">('Lion', 84, 56000)</text:p>
      <text:p text:style-name="P15">('Kate', 100, 76000)</text:p>
      <text:p text:style-name="P15"/>
      <text:p text:style-name="P13">3.</text:p>
      <text:p text:style-name="P16">from pyspark.sql import SparkSession</text:p>
      <text:p text:style-name="P16"><text:s/></text:p>
      <text:p text:style-name="P16">spark = SparkSession.builder.appName("FilterBySalaryFromFile").getOrCreate()</text:p>
      <text:p text:style-name="P16"><text:s/></text:p>
      <text:p text:style-name="P16"># Load data from a TSV file</text:p>
      <text:p text:style-name="P16">employeeRDD = spark.sparkContext.textFile("input5_2.txt")</text:p>
      <text:p text:style-name="P16">filteredRDD = employeeRDD.map(lambda line: line.split("\t")) \</text:p>
      <text:p text:style-name="P16"><text:s text:c="25"/>.filter(lambda x: int(x[2]) &gt; 50000)</text:p>
      <text:p text:style-name="P16"><text:s/></text:p>
      <text:p text:style-name="P16">filteredRDD.saveAsTextFile("high_salary_employees")</text:p>
      <text:p text:style-name="P16">spark.stop()</text:p>
      <text:p text:style-name="P16">Output</text:p>
      <text:p text:style-name="P16">['Jack', '40', '80000']</text:p>
      <text:p text:style-name="P16">['Jash', '35', '75000']</text:p>
      <text:p text:style-name="P16">['Yash', '40', '60000']</text:p>
      <text:p text:style-name="P16">['Lion', '42', '56000']</text:p>
      <text:p text:style-name="P16">['Kate', '50', '76000']</text:p>
      <text:p text:style-name="P16"/>
      <text:p text:style-name="P13">4.</text:p>
      <text:p text:style-name="P16">from pyspark.sql import SparkSession</text:p>
      <text:p text:style-name="P16"><text:s/></text:p>
      <text:p text:style-name="P16">spark = SparkSession.builder.appName("GroupBySubject").getOrCreate()</text:p>
      <text:p text:style-name="P16"># studentData = [("John", "Math", 85), ...] </text:p>
      <text:p text:style-name="P16">studentData = spark.sparkContext.textFile("input5_4.txt").map(lambda line: line.split("\t"))</text:p>
      <text:p text:style-name="P16">#studentRDD = spark.sparkContext.parallelize(studentData)</text:p>
      <text:p text:style-name="P16">groupedBySubjectRDD = studentData.groupBy(lambda x: x[1])</text:p>
      <text:p text:style-name="P16"/>
      <text:p text:style-name="P16">avgMarksAndCount = groupedBySubjectRDD.map(lambda x:(x[0],sum(float(student[2]) for student in x[1] ) /len(x[1]),len(x[1])))</text:p>
      <text:p text:style-name="P16"><text:s/></text:p>
      <text:p text:style-name="P16"># print([(x, list(y)) for x, y in groupedBySubjectRDD.collect()])</text:p>
      <text:p text:style-name="P16">avgMarksAndCount.saveAsTextFile("Week5_4")</text:p>
      <text:p text:style-name="P16">spark.stop()</text:p>
      <text:p text:style-name="P13">Output</text:p>
      <text:p text:style-name="P16">('Science', 83.5, 2)</text:p>
      <text:p text:style-name="P16"/>
      <text:p text:style-name="P13">5.</text:p>
      <text:p text:style-name="P16">from pyspark.sql import SparkSession</text:p>
      <text:p text:style-name="P16"><text:s/></text:p>
      <text:p text:style-name="P16">spark = SparkSession.builder.appName("SplitSentences").getOrCreate()</text:p>
      <text:p text:style-name="P16"><text:soft-page-break/>textFileRDD = spark.sparkContext.textFile("input5_1.txt")</text:p>
      <text:p text:style-name="P16">wordsRDD = textFileRDD.flatMap(lambda line: line.split(" "))</text:p>
      <text:p text:style-name="P16"><text:s/></text:p>
      <text:p text:style-name="P16">wordsRDD.saveAsTextFile("week5_3")</text:p>
      <text:p text:style-name="P16">spark.stop()</text:p>
      <text:p text:style-name="P13">Output</text:p>
      <text:p text:style-name="P16">This</text:p>
      <text:p text:style-name="P16">is</text:p>
      <text:p text:style-name="P16">week</text:p>
      <text:p text:style-name="P16">5</text:p>
      <text:p text:style-name="P16">excerise</text:p>
      <text:p text:style-name="P16">input</text:p>
      <text:p text:style-name="P16">content.</text:p>
      <text:p text:style-name="P16">The</text:p>
      <text:p text:style-name="P16">week</text:p>
      <text:p text:style-name="P16">5</text:p>
      <text:p text:style-name="P16">consist</text:p>
      <text:p text:style-name="P16">of</text:p>
      <text:p text:style-name="P16">spark</text:p>
      <text:p text:style-name="P16">commands</text:p>
      <text:p text:style-name="P16">and</text:p>
      <text:p text:style-name="P16">using</text:p>
      <text:p text:style-name="P16">it</text:p>
      <text:p text:style-name="P16">to</text:p>
      <text:p text:style-name="P16">perform</text:p>
      <text:p text:style-name="P16">word</text:p>
      <text:p text:style-name="P16">count.</text:p>
      <text:p text:style-name="P16">This</text:p>
      <text:p text:style-name="P16">exercise</text:p>
      <text:p text:style-name="P16">is</text:p>
      <text:p text:style-name="P16">using</text:p>
      <text:p text:style-name="P16">spark</text:p>
      <text:p text:style-name="P16">for</text:p>
      <text:p text:style-name="P16">word</text:p>
      <text:p text:style-name="P16">count.</text:p>
      <text:p text:style-name="P16"/>
      <text:p text:style-name="P13">6.</text:p>
      <text:p text:style-name="P16">from pyspark.sql import SparkSession</text:p>
      <text:p text:style-name="P16"><text:s/></text:p>
      <text:p text:style-name="P16">spark = SparkSession.builder.appName("First5EmployeeRecords").getOrCreate()</text:p>
      <text:p text:style-name="P16"><text:s/></text:p>
      <text:p text:style-name="P16"># Load employee data from a TSV file</text:p>
      <text:p text:style-name="P16">employeeRDD = spark.sparkContext.textFile("input5_2.txt").map(lambda line: line.split("\t"))</text:p>
      <text:p text:style-name="P16"><text:s/></text:p>
      <text:p text:style-name="P16"># Collect the first 5 records</text:p>
      <text:p text:style-name="P16">first5Records = employeeRDD.take(5)</text:p>
      <text:p text:style-name="P16"><text:s/></text:p>
      <text:p text:style-name="P16"># Since RDD.take() returns a list, convert it to RDD to save using RDD methods</text:p>
      <text:p text:style-name="P16">first5RecordsRDD = spark.sparkContext.parallelize(first5Records)</text:p>
      <text:p text:style-name="P16"><text:s/></text:p>
      <text:p text:style-name="P16"># Save the output</text:p>
      <text:p text:style-name="P16">first5RecordsRDD.saveAsTextFile("week5_5")</text:p>
      <text:p text:style-name="P16"><text:s/></text:p>
      <text:p text:style-name="P16">spark.stop()</text:p>
      <text:p text:style-name="P13">Output</text:p>
      <text:p text:style-name="P16">['John', '26', '30000']</text:p>
      <text:p text:style-name="P16"/>
      <text:p text:style-name="P17">7.</text:p>
      <text:p text:style-name="P16">from pyspark.sql import SparkSession</text:p>
      <text:p text:style-name="P16"><text:s/></text:p>
      <text:p text:style-name="P16">spark = SparkSession.builder.appName("SumOfElements").getOrCreate()</text:p>
      <text:p text:style-name="P16"><text:s/></text:p>
      <text:p text:style-name="P16"><text:soft-page-break/># Load numbers from a text file</text:p>
      <text:p text:style-name="P16">numbersRDD = spark.sparkContext.textFile("numbers.txt").map(lambda number: int(number))</text:p>
      <text:p text:style-name="P16"><text:s/></text:p>
      <text:p text:style-name="P16"># Find the sum of all elements</text:p>
      <text:p text:style-name="P16">sumOfNumbers = numbersRDD.reduce(lambda x, y: x + y)</text:p>
      <text:p text:style-name="P16"><text:s/></text:p>
      <text:p text:style-name="P16"># Since we cannot directly save a single integer using RDD methods, parallelize it first</text:p>
      <text:p text:style-name="P16">sumOfNumbersRDD = spark.sparkContext.parallelize([sumOfNumbers])</text:p>
      <text:p text:style-name="P16"><text:s/></text:p>
      <text:p text:style-name="P16"># Save the output</text:p>
      <text:p text:style-name="P16">sumOfNumbersRDD.saveAsTextFile("week5_6")</text:p>
      <text:p text:style-name="P16"><text:s/></text:p>
      <text:p text:style-name="P16">spark.stop()</text:p>
      <text:p text:style-name="P13">Output</text:p>
      <text:p text:style-name="P16">123</text:p>
      <text:p text:style-name="P16"/>
      <text:h text:style-name="P5" text:outline-level="1">Week 6</text:h>
      <text:p text:style-name="P34"/>
      <text:h text:style-name="P1" text:outline-level="1"><text:bookmark-start text:name="__RefHeading___Toc2769_4246050660"/>Week 8<text:bookmark-end text:name="__RefHeading___Toc2769_4246050660"/></text:h>
      <text:h text:style-name="P6" text:outline-level="4"><text:bookmark-start text:name="__RefHeading___Toc2771_4246050660"/>Python<text:bookmark-end text:name="__RefHeading___Toc2771_4246050660"/></text:h>
      <text:p text:style-name="P18">Main.py</text:p>
      <text:p text:style-name="Preformatted_20_Text">from pyspark.sql import SparkSession</text:p>
      <text:p text:style-name="Preformatted_20_Text">from pyspark.sql.functions import regexp_replace</text:p>
      <text:p text:style-name="Preformatted_20_Text"/>
      <text:p text:style-name="Preformatted_20_Text"># Initialize SparkSession</text:p>
      <text:p text:style-name="Preformatted_20_Text">spark = SparkSession.builder \</text:p>
      <text:p text:style-name="Preformatted_20_Text"><text:s text:c="4"/>.appName("Replace String Example") \</text:p>
      <text:p text:style-name="Preformatted_20_Text"><text:s text:c="4"/>.getOrCreate()</text:p>
      <text:p text:style-name="Preformatted_20_Text"/>
      <text:p text:style-name="Preformatted_20_Text"># Load the data from data.txt into a DataFrame</text:p>
      <text:p text:style-name="Preformatted_20_Text">df = spark.read.options(header='True', inferSchema='True', delimiter=',') \</text:p>
      <text:p text:style-name="Preformatted_20_Text"><text:s text:c="4"/>.csv("data.txt")</text:p>
      <text:p text:style-name="Preformatted_20_Text"/>
      <text:p text:style-name="Preformatted_20_Text"># Replace "Checking" with "Cash" in the Card_type column</text:p>
      <text:p text:style-name="Preformatted_20_Text">df_with_replaced_string = df.withColumn("Card_type", regexp_replace("Card_type", "Checking", "Cash"))</text:p>
      <text:p text:style-name="Preformatted_20_Text"/>
      <text:p text:style-name="Preformatted_20_Text"># Show the result</text:p>
      <text:p text:style-name="Preformatted_20_Text">df_with_replaced_string.show()</text:p>
      <text:p text:style-name="Preformatted_20_Text"/>
      <text:p text:style-name="Preformatted_20_Text">df_with_replaced_string.rdd.saveAsTextFile("output_python")</text:p>
      <text:h text:style-name="P6" text:outline-level="4"><text:bookmark-start text:name="__RefHeading___Toc2773_4246050660"/>Scala<text:bookmark-end text:name="__RefHeading___Toc2773_4246050660"/></text:h>
      <text:p text:style-name="Preformatted_20_Text">import org.apache.spark.sql.SparkSession</text:p>
      <text:p text:style-name="Preformatted_20_Text">import org.apache.spark.sql.functions.regexp_replace</text:p>
      <text:p text:style-name="Preformatted_20_Text"/>
      <text:p text:style-name="Preformatted_20_Text">object ReplaceStringExample {</text:p>
      <text:p text:style-name="Preformatted_20_Text"><text:s/>def main(args: Array[String]): Unit = {</text:p>
      <text:p text:style-name="Preformatted_20_Text"><text:s text:c="4"/>val spark = SparkSession.builder()</text:p>
      <text:p text:style-name="Preformatted_20_Text"><text:s text:c="6"/>.appName("Replace String Example")</text:p>
      <text:p text:style-name="Preformatted_20_Text"><text:s text:c="6"/>.getOrCreate()</text:p>
      <text:p text:style-name="Preformatted_20_Text"/>
      <text:p text:style-name="Preformatted_20_Text"><text:soft-page-break/><text:s text:c="4"/>// Sample data</text:p>
      <text:p text:style-name="Preformatted_20_Text"><text:s text:c="4"/>val data = """</text:p>
      <text:p text:style-name="Preformatted_20_Text">Customer_NO,Card_type,Date,Category,Transaction Type,Amount</text:p>
      <text:p text:style-name="Preformatted_20_Text">1000210,Platinum Card,3/17/2018,Fast Food,Debit,23.34</text:p>
      <text:p text:style-name="Preformatted_20_Text">1000210,Silver Card,3/19/2018,Restaurants,Debit,36.48</text:p>
      <text:p text:style-name="Preformatted_20_Text">1000210,Checking,3/19/2018,Utilities,Debit,35</text:p>
      <text:p text:style-name="Preformatted_20_Text">1000210,Platinum Card,3/20/2018,Shopping,Debit,14.97</text:p>
      <text:p text:style-name="Preformatted_20_Text">1000210,Silver Card,3/22/2018,Gas &amp; Fuel,Debit,30.55</text:p>
      <text:p text:style-name="Preformatted_20_Text">1000210,Platinum Card,3/23/2018,Credit Card Payment,Debit,559.91</text:p>
      <text:p text:style-name="Preformatted_20_Text">1000210,Checking,3/23/2018,Credit Card Payment,Debit,559.91</text:p>
      <text:p text:style-name="Preformatted_20_Text">"""</text:p>
      <text:p text:style-name="Preformatted_20_Text"/>
      <text:p text:style-name="Preformatted_20_Text"><text:s text:c="4"/>// Load the data into a DataFrame</text:p>
      <text:p text:style-name="Preformatted_20_Text"><text:s text:c="4"/>val df = spark.read.option("header", "true").csv(Seq(data).toDS)</text:p>
      <text:p text:style-name="Preformatted_20_Text"/>
      <text:p text:style-name="Preformatted_20_Text"><text:s text:c="4"/>// Replace "Checking" with "Cash" in the Card_type column</text:p>
      <text:p text:style-name="Preformatted_20_Text"><text:s text:c="4"/>val dfWithReplacedString = df.withColumn("Card_type", regexp_replace($"Card_type", "Checking", "Cash"))</text:p>
      <text:p text:style-name="Preformatted_20_Text"/>
      <text:p text:style-name="Preformatted_20_Text"><text:s text:c="4"/>// Show the result</text:p>
      <text:p text:style-name="Preformatted_20_Text"><text:s text:c="4"/>dfWithReplacedString.show()</text:p>
      <text:p text:style-name="Preformatted_20_Text"><text:s/>}</text:p>
      <text:p text:style-name="Preformatted_20_Text">}</text:p>
      <text:h text:style-name="P6" text:outline-level="4"><text:bookmark-start text:name="__RefHeading___Toc2775_4246050660"/>Output<text:bookmark-end text:name="__RefHeading___Toc2775_4246050660"/></text:h>
      <text:p text:style-name="P22">+-----------+-------------+---------+-------------------+----------------+------+</text:p>
      <text:p text:style-name="P22">|Customer_NO| <text:s text:c="3"/>Card_type| <text:s text:c="4"/>Date| <text:s text:c="10"/>Category|Transaction Type|Amount|</text:p>
      <text:p text:style-name="P22">+-----------+-------------+---------+-------------------+----------------+------+</text:p>
      <text:p text:style-name="P22">| <text:s text:c="3"/>1000210|Platinum Card|3/17/2018| <text:s text:c="9"/>Fast Food| <text:s text:c="10"/>Debit| 23.34|</text:p>
      <text:p text:style-name="P22">| <text:s text:c="3"/>1000210| <text:s/>Silver Card|3/19/2018| <text:s text:c="7"/>Restaurants| <text:s text:c="10"/>Debit| 36.48|</text:p>
      <text:p text:style-name="P22">| <text:s text:c="3"/>1000210| <text:s text:c="8"/>Cash|3/19/2018| <text:s text:c="9"/>Utilities| <text:s text:c="10"/>Debit| <text:s/>35.0|</text:p>
      <text:p text:style-name="P22">| <text:s text:c="3"/>1000210|Platinum Card|3/20/2018| <text:s text:c="10"/>Shopping| <text:s text:c="10"/>Debit| 14.97|</text:p>
      <text:p text:style-name="P22">| <text:s text:c="3"/>1000210| <text:s/>Silver Card|3/22/2018| <text:s text:c="8"/>Gas &amp; Fuel| <text:s text:c="10"/>Debit| 30.55|</text:p>
      <text:p text:style-name="P22">| <text:s text:c="3"/>1000210|Platinum Card|3/23/2018|Credit Card Payment| <text:s text:c="10"/>Debit|559.91|</text:p>
      <text:p text:style-name="P22">| <text:s text:c="3"/>1000210| <text:s text:c="8"/>Cash|3/23/2018|Credit Card Payment| <text:s text:c="10"/>Debit|559.91|</text:p>
      <text:p text:style-name="P22">+-----------+-------------+---------+-------------------+----------------+------+</text:p>
      <text:h text:style-name="P1" text:outline-level="1"><text:bookmark-start text:name="__RefHeading___Toc2777_4246050660"/>Week 9<text:bookmark-end text:name="__RefHeading___Toc2777_4246050660"/></text:h>
      <text:h text:style-name="P2" text:outline-level="1"><text:bookmark-start text:name="__RefHeading___Toc2779_4246050660"/>1. <text:bookmark-end text:name="__RefHeading___Toc2779_4246050660"/></text:h>
      <text:p text:style-name="P7"><text:bookmark-start text:name="__RefHeading___Toc2781_4246050660"/><text:span text:style-name="T7">CREATE DATABASE Employee;</text:span><text:span text:style-name="T6"> </text:span><text:bookmark-end text:name="__RefHeading___Toc2781_4246050660"/></text:p>
      <text:p text:style-name="P26">2.</text:p>
      <text:p text:style-name="Preformatted_20_Text">SHOW DBS;</text:p>
      <text:p text:style-name="P26">3.</text:p>
      <text:p text:style-name="P27"><text:span text:style-name="T4">USE Employee;</text:span></text:p>
      <text:p text:style-name="P26">4.</text:p>
      <text:p text:style-name="P27"><text:soft-page-break/><text:span text:style-name="T4">CREATE EXTERNAL TABLE IF NOT EXISTS employee_external (</text:span> </text:p>
      <text:p text:style-name="P27">    <text:span text:style-name="T4">employee_id INT,</text:span> </text:p>
      <text:p text:style-name="P27">    <text:span text:style-name="T4">birthday STRING,</text:span> </text:p>
      <text:p text:style-name="P27">    <text:span text:style-name="T4">first_name STRING,</text:span> </text:p>
      <text:p text:style-name="P27">    <text:span text:style-name="T4">family_name STRING,</text:span> </text:p>
      <text:p text:style-name="P27">    <text:span text:style-name="T4">gender STRING,</text:span> </text:p>
      <text:p text:style-name="P27">    <text:span text:style-name="T4">work_day STRING</text:span> </text:p>
      <text:p text:style-name="P27"><text:span text:style-name="T4">)</text:span> </text:p>
      <text:p text:style-name="P27"><text:span text:style-name="T4">ROW FORMAT DELIMITED</text:span> </text:p>
      <text:p text:style-name="P27"><text:span text:style-name="T4">FIELDS TERMINATED BY ','</text:span> </text:p>
      <text:p text:style-name="P27"><text:span text:style-name="T4">LOCATION '/workdir/employee_data.txt';</text:span> </text:p>
      <text:p text:style-name="P23"><text:span text:style-name="T3">5.</text:span><text:span text:style-name="T1"> </text:span></text:p>
      <text:p text:style-name="P28">CREATE TABLE employee_internal_partitioned ( </text:p>
      <text:p text:style-name="P28">    employee_id INT, </text:p>
      <text:p text:style-name="P28">    birthday STRING, </text:p>
      <text:p text:style-name="P28">    first_name STRING, </text:p>
      <text:p text:style-name="P28">    family_name STRING, </text:p>
      <text:p text:style-name="P28">    work_day STRING </text:p>
      <text:p text:style-name="P28">) </text:p>
      <text:p text:style-name="P28">PARTITIONED BY (gender STRING) </text:p>
      <text:p text:style-name="P28">ROW FORMAT DELIMITED </text:p>
      <text:p text:style-name="P28">FIELDS TERMINATED BY ','; </text:p>
      <text:p text:style-name="P24"> </text:p>
      <text:p text:style-name="P23"><text:span text:style-name="T2">6.</text:span> </text:p>
      <text:p text:style-name="P28">CREATE TABLE employee_internal_bucketed ( </text:p>
      <text:p text:style-name="P28">    employee_id INT, </text:p>
      <text:p text:style-name="P28">    birthday STRING, </text:p>
      <text:p text:style-name="P28">    first_name STRING, </text:p>
      <text:p text:style-name="P28">    family_name STRING, </text:p>
      <text:p text:style-name="P28">    gender STRING, </text:p>
      <text:p text:style-name="P28"><text:soft-page-break/>    work_day STRING </text:p>
      <text:p text:style-name="P28">) </text:p>
      <text:p text:style-name="P28">CLUSTERED BY (employee_id) INTO 10 BUCKETS </text:p>
      <text:p text:style-name="P28">ROW FORMAT DELIMITED </text:p>
      <text:p text:style-name="P28">FIELDS TERMINATED BY ','; </text:p>
      <text:p text:style-name="P23"><text:span text:style-name="T2">7.</text:span> </text:p>
      <text:p text:style-name="P28">INSERT OVERWRITE LOCAL DIRECTORY '/workdir/' </text:p>
      <text:p text:style-name="P28">SELECT * FROM employee_internal_partitioned </text:p>
      <text:p text:style-name="P28">WHERE gender = 'Male' </text:p>
      <text:p text:style-name="P28">ORDER BY birthday ASC </text:p>
      <text:p text:style-name="P28">LIMIT 10; </text:p>
      <text:p text:style-name="P25">8.</text:p>
      <text:p text:style-name="P28">SELECT * FROM employee_internal_partitioned </text:p>
      <text:p text:style-name="P28">WHERE gender = 'Female' </text:p>
      <text:p text:style-name="P28">ORDER BY birthday ASC </text:p>
      <text:p text:style-name="P28">LIMIT 10; </text:p>
      <text:p text:style-name="P24"> </text:p>
      <text:p text:style-name="P23"><text:span text:style-name="T2">9.</text:span> </text:p>
      <text:p text:style-name="P28">DROP TABLE employee_internal; </text:p>
      <text:p text:style-name="P28">ALTER TABLE employee_internal_partitioned </text:p>
      <text:p text:style-name="P28">ADD COLUMNS (new_column STRING); </text:p>
      <text:p text:style-name="P28"/>
      <text:h text:style-name="P1" text:outline-level="1"><text:bookmark-start text:name="__RefHeading___Toc2783_4246050660"/>Week 10<text:bookmark-end text:name="__RefHeading___Toc2783_4246050660"/></text:h>
      <text:p text:style-name="P31">1. Create the Hbase Table</text:p>
      <text:p text:style-name="P29">create 'employees', 'personal', 'professional'</text:p>
      <text:p text:style-name="P31">2. Describe the Table</text:p>
      <text:p text:style-name="P29">describe 'employees'</text:p>
      <text:p text:style-name="P31">3. Update Salary</text:p>
      <text:p text:style-name="P29">put 'employees', '3', 'professional:salary', '65000' </text:p>
      <text:p text:style-name="P31">4. <text:span text:style-name="T8">Retrieve Employees data</text:span></text:p>
      <text:p text:style-name="P29"><text:soft-page-break/>scan 'employees', {FILTER =&gt; "SingleColumnValueFilter('professional', 'salary', =, 'binary:70000')"} </text:p>
      <text:p text:style-name="P32">5. <text:s/>Read Personal Data of David</text:p>
      <text:p text:style-name="P30">get 'employees', 'David', {COLUMN =&gt; 'personal:name'} </text:p>
      <text:p text:style-name="P32">6. Describe Employee details</text:p>
      <text:p text:style-name="P30">scan ‘employees’, {COLUMNS =&gt; “professional’, FILTER =&gt; ‘SingleColumnFilter(‘professional’,’designation’,=,)}</text:p>
      <text:p text:style-name="P32">7. Count Rows and Columns</text:p>
      <text:p text:style-name="P30">count ‘emp’</text:p>
      <text:p text:style-name="P32">8. Delete age column</text:p>
      <text:p text:style-name="P30">deleteall 'employees', 'David', 'personal:age'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, Aptos_EmbeddedFont, Aptos_MSFontService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15:03:15.515981615</meta:creation-date>
    <dc:date>2024-04-08T16:16:56.339263990</dc:date>
    <meta:editing-duration>PT4M2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9" meta:paragraph-count="348" meta:word-count="1100" meta:character-count="10143" meta:non-whitespace-character-count="8953"/>
  </office:meta>
</office:document-meta>
</file>